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Source Code Pro" svg:font-family="'Source Code Pr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-color="#cccccc" draw:textarea-horizontal-align="justify" draw:textarea-vertical-align="top" draw:auto-grow-height="false" fo:min-height="0.865cm" fo:min-width="5.187cm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draw:fill-color="#cccccc" draw:textarea-horizontal-align="justify" draw:textarea-vertical-align="top" draw:auto-grow-height="false" fo:min-height="3.405cm" fo:min-width="5.188cm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-color="#cccccc" draw:textarea-horizontal-align="justify" draw:textarea-vertical-align="top" draw:auto-grow-height="false" fo:min-height="0.865cm" fo:min-width="5.584cm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svg:stroke-color="#000000" draw:marker-start-width="0.242cm" draw:marker-end-width="0.242cm" draw:fill-color="#cccccc" draw:textarea-horizontal-align="justify" draw:textarea-vertical-align="top" draw:auto-grow-height="false" fo:min-height="3.405cm" fo:min-width="5.584cm" fo:padding-top="0.139cm" fo:padding-bottom="0.139cm" fo:padding-left="0.264cm" fo:padding-right="0.264cm"/>
    </style:style>
    <style:style style:name="gr5" style:family="graphic" style:parent-style-name="standard">
      <style:graphic-properties svg:stroke-width="0.028cm" svg:stroke-color="#000000" draw:marker-start-width="0.242cm" draw:marker-end-width="0.242cm" draw:fill-color="#cccccc" draw:textarea-horizontal-align="justify" draw:textarea-vertical-align="top" draw:auto-grow-height="false" fo:min-height="1.498cm" fo:min-width="5.567cm" fo:padding-top="0.139cm" fo:padding-bottom="0.139cm" fo:padding-left="0.264cm" fo:padding-right="0.264cm"/>
    </style:style>
    <style:style style:name="gr6" style:family="graphic" style:parent-style-name="standard">
      <style:graphic-properties svg:stroke-color="#000000" draw:fill-color="#333333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width="0.018cm" svg:stroke-color="#000000" draw:marker-start-width="0.227cm" draw:marker-end-width="0.227cm" draw:fill-color="#000000" draw:textarea-horizontal-align="justify" draw:textarea-vertical-align="middle" draw:auto-grow-height="false" fo:min-height="0.113cm" fo:min-width="0cm" fo:padding-top="0.134cm" fo:padding-bottom="0.134cm" fo:padding-left="0.259cm" fo:padding-right="0.259cm"/>
    </style:style>
    <style:style style:name="gr8" style:family="graphic" style:parent-style-name="standard">
      <style:graphic-properties svg:stroke-width="0.028cm" svg:stroke-color="#000000" draw:marker-start-width="0.242cm" draw:marker-end-width="0.242cm" draw:fill-color="#cccccc" draw:textarea-horizontal-align="justify" draw:textarea-vertical-align="top" draw:auto-grow-height="false" fo:min-height="0.611cm" fo:min-width="5.567cm" fo:padding-top="0.139cm" fo:padding-bottom="0.139cm" fo:padding-left="0.264cm" fo:padding-right="0.264cm"/>
    </style:style>
    <style:style style:name="gr9" style:family="graphic" style:parent-style-name="standard">
      <style:graphic-properties svg:stroke-width="0.028cm" svg:stroke-color="#000000" draw:marker-start-width="0.242cm" draw:marker-end-width="0.242cm" draw:fill-color="#cccccc" draw:textarea-horizontal-align="justify" draw:textarea-vertical-align="top" draw:auto-grow-height="false" fo:min-height="0.738cm" fo:min-width="5.567cm" fo:padding-top="0.139cm" fo:padding-bottom="0.139cm" fo:padding-left="0.264cm" fo:padding-right="0.264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style:font-name="Source Sans Pro"/>
    </style:style>
    <style:style style:name="P2" style:family="paragraph">
      <loext:graphic-properties draw:fill-color="#cccccc"/>
      <style:paragraph-properties fo:text-align="center"/>
      <style:text-properties style:font-name="Source Sans Pro"/>
    </style:style>
    <style:style style:name="P3" style:family="paragraph">
      <style:paragraph-properties fo:text-align="start"/>
      <style:text-properties style:font-name="Source Sans Pro" fo:font-style="italic" style:font-style-asian="italic" style:font-style-complex="italic"/>
    </style:style>
    <style:style style:name="P4" style:family="paragraph">
      <loext:graphic-properties draw:fill-color="#cccccc"/>
      <style:paragraph-properties fo:text-align="start"/>
      <style:text-properties style:font-name="Source Sans Pro" fo:font-style="italic" style:font-style-asian="italic" style:font-style-complex="italic"/>
    </style:style>
    <style:style style:name="P5" style:family="paragraph">
      <style:paragraph-properties fo:text-align="start"/>
      <style:text-properties style:font-name="Source Sans Pro"/>
    </style:style>
    <style:style style:name="P6" style:family="paragraph">
      <loext:graphic-properties draw:fill-color="#cccccc"/>
      <style:paragraph-properties fo:text-align="start"/>
      <style:text-properties style:font-name="Source Sans Pro"/>
    </style:style>
    <style:style style:name="P7" style:family="paragraph">
      <loext:graphic-properties draw:fill-color="#333333"/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1pt" fo:font-style="normal" style:font-size-asian="11pt" style:font-style-asian="normal" style:font-size-complex="11pt" style:font-style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6pt" fo:font-style="normal" style:font-size-asian="16pt" style:font-style-asian="normal" style:font-size-complex="16pt" style:font-style-complex="normal"/>
    </style:style>
    <style:style style:name="T6" style:family="text">
      <style:text-properties fo:font-size="10.5pt" fo:font-style="normal" style:font-size-asian="10.5pt" style:font-style-asian="normal" style:font-size-complex="10.5pt" style:font-style-complex="normal"/>
    </style:style>
    <style:style style:name="T7" style:family="text">
      <style:text-properties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5.715cm" svg:height="1.143cm" svg:x="7.938cm" svg:y="1cm">
            <text:p text:style-name="P1">Expression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5.716cm" svg:height="3.683cm" draw:transform="skewX (0.00785398163397448) translate (7.952cm 2.143cm)">
            <text:p text:style-name="P3"><text:span text:style-name="T1">Expression()</text:span></text:p>
            <text:p text:style-name="P3"><text:span text:style-name="T2">~Expression()</text:span></text:p>
            <text:p text:style-name="P3"><text:span text:style-name="T2">evaluate()</text:span></text:p>
            <text:p text:style-name="P3"><text:span text:style-name="T2">print()</text:span></text:p>
            <text:p text:style-name="P3"><text:span text:style-name="T2"/></text:p>
            <text:p text:style-name="P3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 xml:id="id1" draw:id="id1">
            <draw:custom-shape draw:style-name="gr3" draw:text-style-name="P2" draw:layer="layout" svg:width="6.112cm" svg:height="1.143cm" svg:x="1.395cm" svg:y="6.317cm">
              <text:p text:style-name="P1">Add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6.112cm" svg:height="3.683cm" draw:transform="skewX (0.00785398163397448) translate (1.41cm 9.238cm)">
              <text:p text:style-name="P3"><text:span text:style-name="T1">Add(</text:span><text:span text:style-name="T3">Expression*, Expression*</text:span><text:span text:style-name="T1">)</text:span></text:p>
              <text:p text:style-name="P3"><text:span text:style-name="T2">~Add()</text:span></text:p>
              <text:p text:style-name="P3"><text:span text:style-name="T2">evaluate()</text:span></text:p>
              <text:p text:style-name="P3"><text:span text:style-name="T2">print()</text:span></text:p>
              <text:p text:style-name="P3"><text:span text:style-name="T2"/></text:p>
              <text:p text:style-name="P3"><text:span text:style-name="T2"/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6" draw:layer="layout" svg:width="6.095cm" svg:height="1.776cm" draw:transform="skewX (0.000872664625997165) rotate (0.000698131700797732) translate (1.412cm 7.462cm)">
              <text:p text:style-name="P5"><text:span text:style-name="T4"><text:s/></text:span><text:span text:style-name="T4">leftOperand: Expression*</text:span></text:p>
              <text:p text:style-name="P5"><text:span text:style-name="T4"><text:s/></text:span><text:span text:style-name="T4">rightOperand: Expression*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6" draw:text-style-name="P7" draw:layer="layout" svg:width="0.254cm" svg:height="0.127cm" svg:x="1.479cm" svg:y="7.942cm">
                <text:p/>
                <draw:enhanced-geometry svg:viewBox="0 0 21600 21600" draw:type="rectangle" draw:enhanced-path="M 0 0 L 21600 0 21600 21600 0 21600 0 0 Z N"/>
              </draw:custom-shape>
              <draw:custom-shape draw:style-name="gr7" draw:text-style-name="P8" draw:layer="layout" svg:width="0.127cm" svg:height="0.381cm" svg:x="1.539cm" svg:y="7.781cm">
                <text:p/>
                <draw:enhanced-geometry svg:viewBox="0 0 21600 21600" draw:type="block-arc" draw:modifiers="180 5400" draw:enhanced-path="B 0 0 21600 21600 ?f4 ?f3 ?f2 ?f3 W ?f5 ?f5 ?f6 ?f6 ?f2 ?f3 ?f4 ?f3 Z N">
                  <draw:equation draw:name="f0" draw:formula="10800*cos($0 *(pi/180))"/>
                  <draw:equation draw:name="f1" draw:formula="10800*sin($0 *(pi/180))"/>
                  <draw:equation draw:name="f2" draw:formula="?f0 +10800"/>
                  <draw:equation draw:name="f3" draw:formula="?f1 +10800"/>
                  <draw:equation draw:name="f4" draw:formula="21600-?f2 "/>
                  <draw:equation draw:name="f5" draw:formula="10800-$1 "/>
                  <draw:equation draw:name="f6" draw:formula="10800+$1 "/>
                  <draw:equation draw:name="f7" draw:formula="?f5 *cos($0 *(pi/180))"/>
                  <draw:equation draw:name="f8" draw:formula="?f5 *sin($0 *(pi/180))"/>
                  <draw:handle draw:handle-position="$1 $0" draw:handle-polar="10800 10800" draw:handle-radius-range-minimum="0" draw:handle-radius-range-maximum="10800"/>
                </draw:enhanced-geometry>
              </draw:custom-shape>
            </draw:g>
            <draw:g>
              <draw:custom-shape draw:style-name="gr6" draw:text-style-name="P7" draw:layer="layout" svg:width="0.254cm" svg:height="0.127cm" svg:x="1.487cm" svg:y="8.561cm">
                <text:p/>
                <draw:enhanced-geometry svg:viewBox="0 0 21600 21600" draw:type="rectangle" draw:enhanced-path="M 0 0 L 21600 0 21600 21600 0 21600 0 0 Z N"/>
              </draw:custom-shape>
              <draw:custom-shape draw:style-name="gr7" draw:text-style-name="P8" draw:layer="layout" svg:width="0.127cm" svg:height="0.381cm" svg:x="1.547cm" svg:y="8.4cm">
                <text:p/>
                <draw:enhanced-geometry svg:viewBox="0 0 21600 21600" draw:type="block-arc" draw:modifiers="180 5400" draw:enhanced-path="B 0 0 21600 21600 ?f4 ?f3 ?f2 ?f3 W ?f5 ?f5 ?f6 ?f6 ?f2 ?f3 ?f4 ?f3 Z N">
                  <draw:equation draw:name="f0" draw:formula="10800*cos($0 *(pi/180))"/>
                  <draw:equation draw:name="f1" draw:formula="10800*sin($0 *(pi/180))"/>
                  <draw:equation draw:name="f2" draw:formula="?f0 +10800"/>
                  <draw:equation draw:name="f3" draw:formula="?f1 +10800"/>
                  <draw:equation draw:name="f4" draw:formula="21600-?f2 "/>
                  <draw:equation draw:name="f5" draw:formula="10800-$1 "/>
                  <draw:equation draw:name="f6" draw:formula="10800+$1 "/>
                  <draw:equation draw:name="f7" draw:formula="?f5 *cos($0 *(pi/180))"/>
                  <draw:equation draw:name="f8" draw:formula="?f5 *sin($0 *(pi/180))"/>
                  <draw:handle draw:handle-position="$1 $0" draw:handle-polar="10800 10800" draw:handle-radius-range-minimum="0" draw:handle-radius-range-maximum="10800"/>
                </draw:enhanced-geometry>
              </draw:custom-shape>
            </draw:g>
          </draw:g>
          <draw:g xml:id="id2" draw:id="id2">
            <draw:custom-shape draw:style-name="gr3" draw:text-style-name="P2" draw:layer="layout" svg:width="6.112cm" svg:height="1.143cm" svg:x="1.395cm" svg:y="13.429cm">
              <text:p text:style-name="P1">Sub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6.112cm" svg:height="3.683cm" draw:transform="skewX (0.00785398163397448) translate (1.41cm 16.35cm)">
              <text:p text:style-name="P3"><text:span text:style-name="T1">Sub(</text:span><text:span text:style-name="T3">Expression*, Expression*</text:span><text:span text:style-name="T1">)</text:span></text:p>
              <text:p text:style-name="P3"><text:span text:style-name="T2">~Sub()</text:span></text:p>
              <text:p text:style-name="P3"><text:span text:style-name="T2">evaluate()</text:span></text:p>
              <text:p text:style-name="P3"><text:span text:style-name="T2">print()</text:span></text:p>
              <text:p text:style-name="P3"><text:span text:style-name="T2"/></text:p>
              <text:p text:style-name="P3"><text:span text:style-name="T2"/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6" draw:layer="layout" svg:width="6.095cm" svg:height="1.776cm" draw:transform="skewX (0.000872664625997165) rotate (0.000698131700797732) translate (1.412cm 14.574cm)">
              <text:p text:style-name="P5"><text:span text:style-name="T4"><text:s/></text:span><text:span text:style-name="T4">leftOperand: Expression*</text:span></text:p>
              <text:p text:style-name="P5"><text:span text:style-name="T4"><text:s/></text:span><text:span text:style-name="T4">rightOperand: Expression*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6" draw:text-style-name="P7" draw:layer="layout" svg:width="0.254cm" svg:height="0.127cm" svg:x="1.479cm" svg:y="15.054cm">
                <text:p/>
                <draw:enhanced-geometry svg:viewBox="0 0 21600 21600" draw:type="rectangle" draw:enhanced-path="M 0 0 L 21600 0 21600 21600 0 21600 0 0 Z N"/>
              </draw:custom-shape>
              <draw:custom-shape draw:style-name="gr7" draw:text-style-name="P8" draw:layer="layout" svg:width="0.127cm" svg:height="0.381cm" svg:x="1.539cm" svg:y="14.893cm">
                <text:p/>
                <draw:enhanced-geometry svg:viewBox="0 0 21600 21600" draw:type="block-arc" draw:modifiers="180 5400" draw:enhanced-path="B 0 0 21600 21600 ?f4 ?f3 ?f2 ?f3 W ?f5 ?f5 ?f6 ?f6 ?f2 ?f3 ?f4 ?f3 Z N">
                  <draw:equation draw:name="f0" draw:formula="10800*cos($0 *(pi/180))"/>
                  <draw:equation draw:name="f1" draw:formula="10800*sin($0 *(pi/180))"/>
                  <draw:equation draw:name="f2" draw:formula="?f0 +10800"/>
                  <draw:equation draw:name="f3" draw:formula="?f1 +10800"/>
                  <draw:equation draw:name="f4" draw:formula="21600-?f2 "/>
                  <draw:equation draw:name="f5" draw:formula="10800-$1 "/>
                  <draw:equation draw:name="f6" draw:formula="10800+$1 "/>
                  <draw:equation draw:name="f7" draw:formula="?f5 *cos($0 *(pi/180))"/>
                  <draw:equation draw:name="f8" draw:formula="?f5 *sin($0 *(pi/180))"/>
                  <draw:handle draw:handle-position="$1 $0" draw:handle-polar="10800 10800" draw:handle-radius-range-minimum="0" draw:handle-radius-range-maximum="10800"/>
                </draw:enhanced-geometry>
              </draw:custom-shape>
            </draw:g>
            <draw:g>
              <draw:custom-shape draw:style-name="gr6" draw:text-style-name="P7" draw:layer="layout" svg:width="0.254cm" svg:height="0.127cm" svg:x="1.487cm" svg:y="15.673cm">
                <text:p/>
                <draw:enhanced-geometry svg:viewBox="0 0 21600 21600" draw:type="rectangle" draw:enhanced-path="M 0 0 L 21600 0 21600 21600 0 21600 0 0 Z N"/>
              </draw:custom-shape>
              <draw:custom-shape draw:style-name="gr7" draw:text-style-name="P8" draw:layer="layout" svg:width="0.127cm" svg:height="0.381cm" svg:x="1.547cm" svg:y="15.512cm">
                <text:p/>
                <draw:enhanced-geometry svg:viewBox="0 0 21600 21600" draw:type="block-arc" draw:modifiers="180 5400" draw:enhanced-path="B 0 0 21600 21600 ?f4 ?f3 ?f2 ?f3 W ?f5 ?f5 ?f6 ?f6 ?f2 ?f3 ?f4 ?f3 Z N">
                  <draw:equation draw:name="f0" draw:formula="10800*cos($0 *(pi/180))"/>
                  <draw:equation draw:name="f1" draw:formula="10800*sin($0 *(pi/180))"/>
                  <draw:equation draw:name="f2" draw:formula="?f0 +10800"/>
                  <draw:equation draw:name="f3" draw:formula="?f1 +10800"/>
                  <draw:equation draw:name="f4" draw:formula="21600-?f2 "/>
                  <draw:equation draw:name="f5" draw:formula="10800-$1 "/>
                  <draw:equation draw:name="f6" draw:formula="10800+$1 "/>
                  <draw:equation draw:name="f7" draw:formula="?f5 *cos($0 *(pi/180))"/>
                  <draw:equation draw:name="f8" draw:formula="?f5 *sin($0 *(pi/180))"/>
                  <draw:handle draw:handle-position="$1 $0" draw:handle-polar="10800 10800" draw:handle-radius-range-minimum="0" draw:handle-radius-range-maximum="10800"/>
                </draw:enhanced-geometry>
              </draw:custom-shape>
            </draw:g>
          </draw:g>
          <draw:g xml:id="id3" draw:id="id3">
            <draw:custom-shape draw:style-name="gr3" draw:text-style-name="P2" draw:layer="layout" svg:width="6.112cm" svg:height="1.143cm" svg:x="1.395cm" svg:y="20.541cm">
              <text:p text:style-name="P1">Mul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6.112cm" svg:height="3.683cm" draw:transform="skewX (0.00785398163397448) translate (1.41cm 23.462cm)">
              <text:p text:style-name="P3"><text:span text:style-name="T1">Mul(</text:span><text:span text:style-name="T3">Expression*, Expression*</text:span><text:span text:style-name="T1">)</text:span></text:p>
              <text:p text:style-name="P3"><text:span text:style-name="T2">~Mul()</text:span></text:p>
              <text:p text:style-name="P3"><text:span text:style-name="T2">evaluate()</text:span></text:p>
              <text:p text:style-name="P3"><text:span text:style-name="T2">print()</text:span></text:p>
              <text:p text:style-name="P3"><text:span text:style-name="T2"/></text:p>
              <text:p text:style-name="P3"><text:span text:style-name="T2"/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6" draw:layer="layout" svg:width="6.095cm" svg:height="1.776cm" draw:transform="skewX (0.000872664625997165) rotate (0.000698131700797732) translate (1.412cm 21.686cm)">
              <text:p text:style-name="P5"><text:span text:style-name="T4"><text:s/></text:span><text:span text:style-name="T4">leftOperand: Expression*</text:span></text:p>
              <text:p text:style-name="P5"><text:span text:style-name="T4"><text:s/></text:span><text:span text:style-name="T4">rightOperand: Expression*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6" draw:text-style-name="P7" draw:layer="layout" svg:width="0.254cm" svg:height="0.127cm" svg:x="1.479cm" svg:y="22.166cm">
                <text:p/>
                <draw:enhanced-geometry svg:viewBox="0 0 21600 21600" draw:type="rectangle" draw:enhanced-path="M 0 0 L 21600 0 21600 21600 0 21600 0 0 Z N"/>
              </draw:custom-shape>
              <draw:custom-shape draw:style-name="gr7" draw:text-style-name="P8" draw:layer="layout" svg:width="0.127cm" svg:height="0.381cm" svg:x="1.539cm" svg:y="22.005cm">
                <text:p/>
                <draw:enhanced-geometry svg:viewBox="0 0 21600 21600" draw:type="block-arc" draw:modifiers="180 5400" draw:enhanced-path="B 0 0 21600 21600 ?f4 ?f3 ?f2 ?f3 W ?f5 ?f5 ?f6 ?f6 ?f2 ?f3 ?f4 ?f3 Z N">
                  <draw:equation draw:name="f0" draw:formula="10800*cos($0 *(pi/180))"/>
                  <draw:equation draw:name="f1" draw:formula="10800*sin($0 *(pi/180))"/>
                  <draw:equation draw:name="f2" draw:formula="?f0 +10800"/>
                  <draw:equation draw:name="f3" draw:formula="?f1 +10800"/>
                  <draw:equation draw:name="f4" draw:formula="21600-?f2 "/>
                  <draw:equation draw:name="f5" draw:formula="10800-$1 "/>
                  <draw:equation draw:name="f6" draw:formula="10800+$1 "/>
                  <draw:equation draw:name="f7" draw:formula="?f5 *cos($0 *(pi/180))"/>
                  <draw:equation draw:name="f8" draw:formula="?f5 *sin($0 *(pi/180))"/>
                  <draw:handle draw:handle-position="$1 $0" draw:handle-polar="10800 10800" draw:handle-radius-range-minimum="0" draw:handle-radius-range-maximum="10800"/>
                </draw:enhanced-geometry>
              </draw:custom-shape>
            </draw:g>
            <draw:g>
              <draw:custom-shape draw:style-name="gr6" draw:text-style-name="P7" draw:layer="layout" svg:width="0.254cm" svg:height="0.127cm" svg:x="1.487cm" svg:y="22.785cm">
                <text:p/>
                <draw:enhanced-geometry svg:viewBox="0 0 21600 21600" draw:type="rectangle" draw:enhanced-path="M 0 0 L 21600 0 21600 21600 0 21600 0 0 Z N"/>
              </draw:custom-shape>
              <draw:custom-shape draw:style-name="gr7" draw:text-style-name="P8" draw:layer="layout" svg:width="0.127cm" svg:height="0.381cm" svg:x="1.547cm" svg:y="22.624cm">
                <text:p/>
                <draw:enhanced-geometry svg:viewBox="0 0 21600 21600" draw:type="block-arc" draw:modifiers="180 5400" draw:enhanced-path="B 0 0 21600 21600 ?f4 ?f3 ?f2 ?f3 W ?f5 ?f5 ?f6 ?f6 ?f2 ?f3 ?f4 ?f3 Z N">
                  <draw:equation draw:name="f0" draw:formula="10800*cos($0 *(pi/180))"/>
                  <draw:equation draw:name="f1" draw:formula="10800*sin($0 *(pi/180))"/>
                  <draw:equation draw:name="f2" draw:formula="?f0 +10800"/>
                  <draw:equation draw:name="f3" draw:formula="?f1 +10800"/>
                  <draw:equation draw:name="f4" draw:formula="21600-?f2 "/>
                  <draw:equation draw:name="f5" draw:formula="10800-$1 "/>
                  <draw:equation draw:name="f6" draw:formula="10800+$1 "/>
                  <draw:equation draw:name="f7" draw:formula="?f5 *cos($0 *(pi/180))"/>
                  <draw:equation draw:name="f8" draw:formula="?f5 *sin($0 *(pi/180))"/>
                  <draw:handle draw:handle-position="$1 $0" draw:handle-polar="10800 10800" draw:handle-radius-range-minimum="0" draw:handle-radius-range-maximum="10800"/>
                </draw:enhanced-geometry>
              </draw:custom-shape>
            </draw:g>
          </draw:g>
          <draw:g xml:id="id4" draw:id="id4">
            <draw:custom-shape draw:style-name="gr3" draw:text-style-name="P2" draw:layer="layout" svg:width="6.112cm" svg:height="1.143cm" svg:x="13.841cm" svg:y="6.334cm">
              <text:p text:style-name="P1">Div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6.112cm" svg:height="3.683cm" draw:transform="skewX (0.00785398163397448) translate (13.856cm 9.255cm)">
              <text:p text:style-name="P3"><text:span text:style-name="T1">Div(</text:span><text:span text:style-name="T3">Expression*, Expression*</text:span><text:span text:style-name="T1">)</text:span></text:p>
              <text:p text:style-name="P3"><text:span text:style-name="T2">~Div()</text:span></text:p>
              <text:p text:style-name="P3"><text:span text:style-name="T2">evaluate()</text:span></text:p>
              <text:p text:style-name="P3"><text:span text:style-name="T2">print()</text:span></text:p>
              <text:p text:style-name="P3"><text:span text:style-name="T2"/></text:p>
              <text:p text:style-name="P3"><text:span text:style-name="T2"/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6" draw:layer="layout" svg:width="6.095cm" svg:height="1.776cm" draw:transform="skewX (0.000872664625997165) rotate (0.000698131700797732) translate (13.858cm 7.479cm)">
              <text:p text:style-name="P5"><text:span text:style-name="T4"><text:s/></text:span><text:span text:style-name="T4">leftOperand: Expression*</text:span></text:p>
              <text:p text:style-name="P5"><text:span text:style-name="T4"><text:s/></text:span><text:span text:style-name="T4">rightOperand: Expression*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6" draw:text-style-name="P7" draw:layer="layout" svg:width="0.254cm" svg:height="0.127cm" svg:x="13.925cm" svg:y="7.959cm">
                <text:p/>
                <draw:enhanced-geometry svg:viewBox="0 0 21600 21600" draw:type="rectangle" draw:enhanced-path="M 0 0 L 21600 0 21600 21600 0 21600 0 0 Z N"/>
              </draw:custom-shape>
              <draw:custom-shape draw:style-name="gr7" draw:text-style-name="P8" draw:layer="layout" svg:width="0.127cm" svg:height="0.381cm" svg:x="13.985cm" svg:y="7.798cm">
                <text:p/>
                <draw:enhanced-geometry svg:viewBox="0 0 21600 21600" draw:type="block-arc" draw:modifiers="180 5400" draw:enhanced-path="B 0 0 21600 21600 ?f4 ?f3 ?f2 ?f3 W ?f5 ?f5 ?f6 ?f6 ?f2 ?f3 ?f4 ?f3 Z N">
                  <draw:equation draw:name="f0" draw:formula="10800*cos($0 *(pi/180))"/>
                  <draw:equation draw:name="f1" draw:formula="10800*sin($0 *(pi/180))"/>
                  <draw:equation draw:name="f2" draw:formula="?f0 +10800"/>
                  <draw:equation draw:name="f3" draw:formula="?f1 +10800"/>
                  <draw:equation draw:name="f4" draw:formula="21600-?f2 "/>
                  <draw:equation draw:name="f5" draw:formula="10800-$1 "/>
                  <draw:equation draw:name="f6" draw:formula="10800+$1 "/>
                  <draw:equation draw:name="f7" draw:formula="?f5 *cos($0 *(pi/180))"/>
                  <draw:equation draw:name="f8" draw:formula="?f5 *sin($0 *(pi/180))"/>
                  <draw:handle draw:handle-position="$1 $0" draw:handle-polar="10800 10800" draw:handle-radius-range-minimum="0" draw:handle-radius-range-maximum="10800"/>
                </draw:enhanced-geometry>
              </draw:custom-shape>
            </draw:g>
            <draw:g>
              <draw:custom-shape draw:style-name="gr6" draw:text-style-name="P7" draw:layer="layout" svg:width="0.254cm" svg:height="0.127cm" svg:x="13.933cm" svg:y="8.578cm">
                <text:p/>
                <draw:enhanced-geometry svg:viewBox="0 0 21600 21600" draw:type="rectangle" draw:enhanced-path="M 0 0 L 21600 0 21600 21600 0 21600 0 0 Z N"/>
              </draw:custom-shape>
              <draw:custom-shape draw:style-name="gr7" draw:text-style-name="P8" draw:layer="layout" svg:width="0.127cm" svg:height="0.381cm" svg:x="13.993cm" svg:y="8.417cm">
                <text:p/>
                <draw:enhanced-geometry svg:viewBox="0 0 21600 21600" draw:type="block-arc" draw:modifiers="180 5400" draw:enhanced-path="B 0 0 21600 21600 ?f4 ?f3 ?f2 ?f3 W ?f5 ?f5 ?f6 ?f6 ?f2 ?f3 ?f4 ?f3 Z N">
                  <draw:equation draw:name="f0" draw:formula="10800*cos($0 *(pi/180))"/>
                  <draw:equation draw:name="f1" draw:formula="10800*sin($0 *(pi/180))"/>
                  <draw:equation draw:name="f2" draw:formula="?f0 +10800"/>
                  <draw:equation draw:name="f3" draw:formula="?f1 +10800"/>
                  <draw:equation draw:name="f4" draw:formula="21600-?f2 "/>
                  <draw:equation draw:name="f5" draw:formula="10800-$1 "/>
                  <draw:equation draw:name="f6" draw:formula="10800+$1 "/>
                  <draw:equation draw:name="f7" draw:formula="?f5 *cos($0 *(pi/180))"/>
                  <draw:equation draw:name="f8" draw:formula="?f5 *sin($0 *(pi/180))"/>
                  <draw:handle draw:handle-position="$1 $0" draw:handle-polar="10800 10800" draw:handle-radius-range-minimum="0" draw:handle-radius-range-maximum="10800"/>
                </draw:enhanced-geometry>
              </draw:custom-shape>
            </draw:g>
          </draw:g>
          <draw:g xml:id="id6" draw:id="id6">
            <draw:custom-shape draw:style-name="gr3" draw:text-style-name="P2" draw:layer="layout" svg:width="6.112cm" svg:height="1.143cm" svg:x="13.796cm" svg:y="20.177cm">
              <text:p text:style-name="P1">Result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6.112cm" svg:height="3.683cm" draw:transform="skewX (0.00785398163397448) translate (13.811cm 22.209cm)">
              <text:p text:style-name="P3"><text:span text:style-name="T5">Result(</text:span><text:span text:style-name="T6">Expression*, Expression*</text:span><text:span text:style-name="T5">)</text:span></text:p>
              <text:p text:style-name="P3"><text:span text:style-name="T7">~Result()</text:span></text:p>
              <text:p text:style-name="P3"><text:span text:style-name="T7">evaluate()</text:span></text:p>
              <text:p text:style-name="P3"><text:span text:style-name="T7">print()</text:span></text:p>
              <text:p text:style-name="P3"><text:span text:style-name="T2"/></text:p>
              <text:p text:style-name="P3"><text:span text:style-name="T2"/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6" draw:layer="layout" svg:width="6.095cm" svg:height="0.889cm" draw:transform="skewX (0.000872664625997165) rotate (0.000698131700797732) translate (13.813cm 21.322cm)">
              <text:p text:style-name="P5"><text:span text:style-name="T4"><text:s/></text:span><text:span text:style-name="T4">currexp: Expression*</text:span></text:p>
              <text:p text:style-name="P5"><text:span text:style-name="T4"><text:s/>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6" draw:text-style-name="P7" draw:layer="layout" svg:width="0.254cm" svg:height="0.127cm" svg:x="13.88cm" svg:y="21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7" draw:text-style-name="P8" draw:layer="layout" svg:width="0.127cm" svg:height="0.381cm" svg:x="13.94cm" svg:y="21.641cm">
                <text:p/>
                <draw:enhanced-geometry svg:viewBox="0 0 21600 21600" draw:type="block-arc" draw:modifiers="180 5400" draw:enhanced-path="B 0 0 21600 21600 ?f4 ?f3 ?f2 ?f3 W ?f5 ?f5 ?f6 ?f6 ?f2 ?f3 ?f4 ?f3 Z N">
                  <draw:equation draw:name="f0" draw:formula="10800*cos($0 *(pi/180))"/>
                  <draw:equation draw:name="f1" draw:formula="10800*sin($0 *(pi/180))"/>
                  <draw:equation draw:name="f2" draw:formula="?f0 +10800"/>
                  <draw:equation draw:name="f3" draw:formula="?f1 +10800"/>
                  <draw:equation draw:name="f4" draw:formula="21600-?f2 "/>
                  <draw:equation draw:name="f5" draw:formula="10800-$1 "/>
                  <draw:equation draw:name="f6" draw:formula="10800+$1 "/>
                  <draw:equation draw:name="f7" draw:formula="?f5 *cos($0 *(pi/180))"/>
                  <draw:equation draw:name="f8" draw:formula="?f5 *sin($0 *(pi/180))"/>
                  <draw:handle draw:handle-position="$1 $0" draw:handle-polar="10800 10800" draw:handle-radius-range-minimum="0" draw:handle-radius-range-maximum="10800"/>
                </draw:enhanced-geometry>
              </draw:custom-shape>
            </draw:g>
          </draw:g>
          <draw:g xml:id="id5" draw:id="id5">
            <draw:custom-shape draw:style-name="gr3" draw:text-style-name="P2" draw:layer="layout" svg:width="6.112cm" svg:height="1.143cm" svg:x="13.841cm" svg:y="13.446cm">
              <text:p text:style-name="P1">Const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6.112cm" svg:height="3.683cm" draw:transform="skewX (0.00785398163397448) translate (13.856cm 15.605cm)">
              <text:p text:style-name="P3"><text:span text:style-name="T1">Const(</text:span><text:span text:style-name="T3">Expression*, Expression*</text:span><text:span text:style-name="T1">)</text:span></text:p>
              <text:p text:style-name="P3"><text:span text:style-name="T2">~Const()</text:span></text:p>
              <text:p text:style-name="P3"><text:span text:style-name="T2">evaluate()</text:span></text:p>
              <text:p text:style-name="P3"><text:span text:style-name="T2">print()</text:span></text:p>
              <text:p text:style-name="P3"><text:span text:style-name="T2"/></text:p>
              <text:p text:style-name="P3"><text:span text:style-name="T2"/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6" draw:layer="layout" svg:width="6.095cm" svg:height="1.016cm" draw:transform="skewX (0.000872664625997165) rotate (0.000698131700797732) translate (13.858cm 14.591cm)">
              <text:p text:style-name="P5"><text:span text:style-name="T4"><text:s/></text:span><text:span text:style-name="T4">initval double*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6" draw:text-style-name="P7" draw:layer="layout" svg:width="0.254cm" svg:height="0.127cm" svg:x="13.925cm" svg:y="15.071cm">
                <text:p/>
                <draw:enhanced-geometry svg:viewBox="0 0 21600 21600" draw:type="rectangle" draw:enhanced-path="M 0 0 L 21600 0 21600 21600 0 21600 0 0 Z N"/>
              </draw:custom-shape>
              <draw:custom-shape draw:style-name="gr7" draw:text-style-name="P8" draw:layer="layout" svg:width="0.127cm" svg:height="0.381cm" svg:x="13.985cm" svg:y="14.91cm">
                <text:p/>
                <draw:enhanced-geometry svg:viewBox="0 0 21600 21600" draw:type="block-arc" draw:modifiers="180 5400" draw:enhanced-path="B 0 0 21600 21600 ?f4 ?f3 ?f2 ?f3 W ?f5 ?f5 ?f6 ?f6 ?f2 ?f3 ?f4 ?f3 Z N">
                  <draw:equation draw:name="f0" draw:formula="10800*cos($0 *(pi/180))"/>
                  <draw:equation draw:name="f1" draw:formula="10800*sin($0 *(pi/180))"/>
                  <draw:equation draw:name="f2" draw:formula="?f0 +10800"/>
                  <draw:equation draw:name="f3" draw:formula="?f1 +10800"/>
                  <draw:equation draw:name="f4" draw:formula="21600-?f2 "/>
                  <draw:equation draw:name="f5" draw:formula="10800-$1 "/>
                  <draw:equation draw:name="f6" draw:formula="10800+$1 "/>
                  <draw:equation draw:name="f7" draw:formula="?f5 *cos($0 *(pi/180))"/>
                  <draw:equation draw:name="f8" draw:formula="?f5 *sin($0 *(pi/180))"/>
                  <draw:handle draw:handle-position="$1 $0" draw:handle-polar="10800 10800" draw:handle-radius-range-minimum="0" draw:handle-radius-range-maximum="10800"/>
                </draw:enhanced-geometry>
              </draw:custom-shape>
            </draw:g>
          </draw:g>
          <draw:connector draw:style-name="gr10" draw:text-style-name="P9" draw:layer="layout" draw:line-skew="-1.182cm" svg:x1="4.451cm" svg:y1="6.317cm" svg:x2="7.969cm" svg:y2="3.387cm" draw:start-shape="id1" draw:start-glue-point="0" svg:d="M4451 6317v-2904h3518v-26" svg:viewBox="0 0 3519 2931">
            <text:p/>
          </draw:connector>
          <draw:connector draw:style-name="gr10" draw:text-style-name="P9" draw:layer="layout" draw:line-skew="3.796cm" svg:x1="4.451cm" svg:y1="13.429cm" svg:x2="8.641cm" svg:y2="5.877cm" draw:start-shape="id2" draw:start-glue-point="0" svg:d="M4451 13429v-237h4190v-7315" svg:viewBox="0 0 4191 7553">
            <text:p/>
          </draw:connector>
          <draw:connector draw:style-name="gr10" draw:text-style-name="P9" draw:layer="layout" draw:line-skew="7.328cm" svg:x1="4.451cm" svg:y1="20.541cm" svg:x2="9.911cm" svg:y2="5.926cm" draw:start-shape="id3" draw:start-glue-point="0" svg:d="M4451 20541v-237h5460v-14378" svg:viewBox="0 0 5461 14616">
            <text:p/>
          </draw:connector>
          <draw:connector draw:style-name="gr10" draw:text-style-name="P9" draw:layer="layout" draw:line-skew="-1.344cm" svg:x1="16.897cm" svg:y1="6.334cm" svg:x2="13.672cm" svg:y2="3.187cm" draw:start-shape="id4" draw:start-glue-point="0" svg:d="M16897 6334v-3175h-3225v28" svg:viewBox="0 0 3226 3176">
            <text:p/>
          </draw:connector>
          <draw:connector draw:style-name="gr10" draw:text-style-name="P9" draw:layer="layout" draw:line-skew="3.75cm" svg:x1="16.897cm" svg:y1="13.446cm" svg:x2="12.725cm" svg:y2="5.952cm" draw:start-shape="id5" draw:start-glue-point="0" svg:d="M16897 13446v-254h-4172v-7240" svg:viewBox="0 0 4173 7495">
            <text:p/>
          </draw:connector>
          <draw:connector draw:style-name="gr10" draw:text-style-name="P9" draw:layer="layout" draw:line-skew="6.71cm" svg:x1="16.852cm" svg:y1="20.177cm" svg:x2="11.53cm" svg:y2="6.002cm" draw:start-shape="id6" draw:start-glue-point="0" svg:d="M16852 20177v-635h-5322v-13540" svg:viewBox="0 0 5323 14176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Source Code Pro" svg:font-family="'Source Code Pr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30T12:11:28.959000000</meta:creation-date>
    <dc:date>2017-07-01T18:57:02.523000000</dc:date>
    <meta:editing-duration>PT9M20S</meta:editing-duration>
    <meta:editing-cycles>1</meta:editing-cycles>
    <meta:document-statistic meta:object-count="64"/>
    <meta:generator>LibreOffice/5.3.3.2$Windows_X86_64 LibreOffice_project/3d9a8b4b4e538a85e0782bd6c2d430bafe583448</meta:generator>
  </office:meta>
</office:document-meta>
</file>